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5.25cm" fo:min-width="15.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948cm" fo:min-width="2.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2.75cm" fo:min-width="2.74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.948cm" fo:min-width="3.49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.948cm" fo:min-width="3.49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39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6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39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6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898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89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2.05cm" fo:min-width="6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4pt"/>
    </style:style>
    <style:style style:name="P2" style:family="paragraph">
      <loext:graphic-properties draw:fill-color="#b2b2b2"/>
      <style:paragraph-properties fo:text-align="center" style:writing-mode="lr-tb"/>
      <style:text-properties fo:color="#000000" loext:opacity="100%" fo:font-size="14pt"/>
    </style:style>
    <style:style style:name="P3" style:family="paragraph">
      <loext:graphic-properties draw:fill-color="#729fcf"/>
      <style:paragraph-properties fo:text-align="center" style:writing-mode="lr-tb"/>
      <style:text-properties fo:color="#000000" loext:opacity="100%" fo:font-size="14pt"/>
    </style:style>
    <style:style style:name="P4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5" style:family="paragraph">
      <loext:graphic-properties draw:fill-color="#729fcf"/>
      <style:paragraph-properties fo:margin-top="0.42cm" fo:margin-bottom="0.35cm" fo:text-align="start" style:writing-mode="lr-tb"/>
      <style:text-properties fo:color="#000000" loext:opacity="100%"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fo:font-size="14pt"/>
    </style:style>
    <style:style style:name="P7" style:family="paragraph">
      <loext:graphic-properties draw:fill-color="#729fcf"/>
      <style:paragraph-properties fo:text-align="start" style:writing-mode="lr-tb"/>
      <style:text-properties fo:color="#000000" loext:opacity="100%"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4pt"/>
    </style:style>
    <style:style style:name="P1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-color="#b4c7dc"/>
      <style:paragraph-properties fo:text-align="center" style:writing-mode="lr-tb"/>
      <style:text-properties fo:color="#000000" loext:opacity="100%" fo:font-size="14pt"/>
    </style:style>
    <style:style style:name="P15" style:family="paragraph">
      <style:paragraph-properties fo:margin-left="0cm" fo:margin-right="0cm" fo:margin-top="0.12cm" fo:margin-bottom="0.05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dddddd"/>
      <style:paragraph-properties fo:margin-left="0cm" fo:margin-right="0cm" fo:margin-top="0.12cm" fo:margin-bottom="0.05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14pt"/>
    </style:style>
    <style:style style:name="T2" style:family="text">
      <style:text-properties fo:color="#000000" loext:opacity="100%" fo:font-size="14pt" style:font-size-asian="10pt" style:font-size-complex="10pt"/>
    </style:style>
    <style:style style:name="T3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draw:style-name="gr1">
          <draw:custom-shape draw:style-name="gr2" draw:text-style-name="P2" draw:layer="layout" svg:width="16cm" svg:height="5.5cm" svg:x="6.5cm" svg:y="4cm">
            <text:p text:style-name="P1"><text:span text:style-name="T1">Web </text:span><text:span text:style-name="T1">application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25cm" svg:height="1.198cm" svg:x="6.85cm" svg:y="4.902cm">
            <text:p text:style-name="P1"><text:span text:style-name="T1">Front-en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248cm" svg:height="3cm" svg:x="6.852cm" svg:y="6.1cm">
            <text:list text:style-name="L1">
              <text:list-item>
                <text:p text:style-name="P4"><text:span text:style-name="T2">Node</text:span></text:p>
              </text:list-item>
              <text:list-item>
                <text:p text:style-name="P4"><text:span text:style-name="T2">Angular</text:span></text:p>
              </text:list-item>
              <text:list-item>
                <text:p text:style-name="P4"><text:span text:style-name="T2">TalkJ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998cm" svg:height="1.198cm" svg:x="12.1cm" svg:y="4.902cm">
            <text:p text:style-name="P1"><text:span text:style-name="T1">Back-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4cm" svg:height="3cm" svg:x="12.1cm" svg:y="6.1cm">
            <text:list text:style-name="L1">
              <text:list-item>
                <text:p text:style-name="P6"><text:span text:style-name="T1">Maven</text:span></text:p>
              </text:list-item>
              <text:list-item>
                <text:p text:style-name="P6"><text:span text:style-name="T1">Spring-boot</text:span></text:p>
              </text:list-item>
              <text:list-item>
                <text:p text:style-name="P6"><text:span text:style-name="T1">Java 2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8" draw:layer="layout" draw:type="line" svg:x1="10.1cm" svg:y1="7cm" svg:x2="12.1cm" svg:y2="7cm" svg:d="M10100 7000h2000" svg:viewBox="0 0 2001 1">
            <text:p/>
          </draw:connector>
          <draw:custom-shape draw:style-name="gr8" draw:text-style-name="P10" draw:layer="layout" svg:width="3.998cm" svg:height="1.198cm" svg:x="18.102cm" svg:y="4.9cm">
            <text:p text:style-name="P9"><text:span text:style-name="T1">Base de </text:span><text:span text:style-name="T1">donné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4cm" svg:height="3cm" svg:x="18.1cm" svg:y="6.1cm">
            <text:list text:style-name="L1">
              <text:list-item>
                <text:p text:style-name="P6"><text:span text:style-name="T1">MySql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8" draw:layer="layout" draw:type="line" svg:x1="16.1cm" svg:y1="7cm" svg:x2="18.1cm" svg:y2="7cm" svg:d="M16100 7000h2000" svg:viewBox="0 0 2001 1">
            <text:p/>
          </draw:connector>
        </draw:g>
        <draw:frame draw:style-name="gr9" draw:text-style-name="P12" draw:layer="layout" svg:width="2cm" svg:height="1cm" svg:x="10.1cm" svg:y="6cm">
          <draw:text-box>
            <text:p text:style-name="P11">https</text:p>
          </draw:text-box>
        </draw:frame>
        <draw:frame draw:style-name="gr9" draw:text-style-name="P12" draw:layer="layout" svg:width="2cm" svg:height="1cm" svg:x="16.098cm" svg:y="6cm">
          <draw:text-box>
            <text:p text:style-name="P11">https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g draw:style-name="gr1">
          <draw:custom-shape draw:style-name="gr11" draw:text-style-name="P14" draw:layer="layout" svg:width="3.898cm" svg:height="1.198cm" svg:x="1cm" svg:y="1.4cm"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6" draw:layer="layout" svg:width="3.896cm" svg:height="6.4cm" svg:x="1.002cm" svg:y="2.598cm">
            <text:list text:style-name="L1">
              <text:list-item>
                <text:p text:style-name="P15"><text:span text:style-name="T3">id</text:span></text:p>
              </text:list-item>
              <text:list-item>
                <text:p text:style-name="P15"><text:span text:style-name="T4">firstname</text:span></text:p>
              </text:list-item>
              <text:list-item>
                <text:p text:style-name="P15"><text:span text:style-name="T4">lastname</text:span></text:p>
              </text:list-item>
              <text:list-item>
                <text:p text:style-name="P15"><text:span text:style-name="T4">birthDate</text:span></text:p>
              </text:list-item>
              <text:list-item>
                <text:p text:style-name="P15"><text:span text:style-name="T4">adres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3.898cm" svg:height="1.198cm" svg:x="5.32cm" svg:y="1.4cm">
            <text:p text:style-name="P1"><text:span text:style-name="T1">vehic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6" draw:layer="layout" svg:width="3.896cm" svg:height="6.4cm" svg:x="5.322cm" svg:y="2.598cm">
            <text:list text:style-name="L1">
              <text:list-item>
                <text:p text:style-name="P15"><text:span text:style-name="T3">id</text:span></text:p>
              </text:list-item>
              <text:list-item>
                <text:p text:style-name="P15"><text:span text:style-name="T3">category_id*</text:span></text:p>
              </text:list-item>
              <text:list-item>
                <text:p text:style-name="P15"><text:span text:style-name="T4">Model</text:span></text:p>
              </text:list-item>
              <text:list-item>
                <text:p text:style-name="P15"><text:span text:style-name="T4">bran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.897cm" svg:height="1.198cm" svg:x="9.641cm" svg:y="1.4cm">
            <text:p text:style-name="P1"><text:span text:style-name="T1">categ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3.895cm" svg:height="6.4cm" svg:x="9.643cm" svg:y="2.598cm">
            <text:list text:style-name="L1">
              <text:list-item>
                <text:p text:style-name="P15"><text:span text:style-name="T3">id</text:span></text:p>
              </text:list-item>
              <text:list-item>
                <text:p text:style-name="P15"><text:span text:style-name="T4">type</text:span></text:p>
              </text:list-item>
              <text:list-item>
                <text:p text:style-name="P15"><text:span text:style-name="T3">cost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.897cm" svg:height="1.198cm" svg:x="13.962cm" svg:y="1.4cm">
            <text:p text:style-name="P1"><text:span text:style-name="T1">agen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3.895cm" svg:height="6.4cm" svg:x="13.964cm" svg:y="2.598cm">
            <text:list text:style-name="L1">
              <text:list-item>
                <text:p text:style-name="P15"><text:span text:style-name="T3">id</text:span></text:p>
              </text:list-item>
              <text:list-item>
                <text:p text:style-name="P15"><text:span text:style-name="T4">name</text:span></text:p>
              </text:list-item>
              <text:list-item>
                <text:p text:style-name="P15"><text:span text:style-name="T4">adress</text:span></text:p>
              </text:list-item>
              <text:list-item>
                <text:p text:style-name="P15"><text:span text:style-name="T3">vehicules*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3.898cm" svg:height="1.198cm" svg:x="18.282cm" svg:y="1.4cm">
            <text:p text:style-name="P1"><text:span text:style-name="T1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6" draw:layer="layout" svg:width="3.896cm" svg:height="6.4cm" svg:x="18.284cm" svg:y="2.598cm">
            <text:list text:style-name="L1">
              <text:list-item>
                <text:p text:style-name="P15"><text:span text:style-name="T3">id</text:span></text:p>
              </text:list-item>
              <text:list-item>
                <text:p text:style-name="P15"><text:span text:style-name="T3">user_id*</text:span></text:p>
              </text:list-item>
              <text:list-item>
                <text:p text:style-name="P15"><text:span text:style-name="T4">content</text:span></text:p>
              </text:list-item>
              <text:list-item>
                <text:p text:style-name="P15"><text:span text:style-name="T4">title</text:span></text:p>
              </text:list-item>
              <text:list-item>
                <text:p text:style-name="P15"><text:span text:style-name="T4">dat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4.398cm" svg:height="1.198cm" svg:x="22.602cm" svg:y="1.4cm">
            <text:p text:style-name="P1"><text:span text:style-name="T1">ren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6" draw:layer="layout" svg:width="4.396cm" svg:height="6.4cm" svg:x="22.604cm" svg:y="2.598cm">
            <text:list text:style-name="L1">
              <text:list-item>
                <text:p text:style-name="P15"><text:span text:style-name="T3">id</text:span></text:p>
              </text:list-item>
              <text:list-item>
                <text:p text:style-name="P15"><text:span text:style-name="T4">DepartureCity</text:span></text:p>
              </text:list-item>
              <text:list-item>
                <text:p text:style-name="P15"><text:span text:style-name="T4">ArrivalCity</text:span></text:p>
              </text:list-item>
              <text:list-item>
                <text:p text:style-name="P15"><text:span text:style-name="T4">DepartureDate</text:span></text:p>
              </text:list-item>
              <text:list-item>
                <text:p text:style-name="P15"><text:span text:style-name="T4">ArrivalDate</text:span></text:p>
              </text:list-item>
              <text:list-item>
                <text:p text:style-name="P15"><text:span text:style-name="T3">category_id*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6" draw:layer="layout" svg:width="6.5cm" svg:height="2.3cm" svg:x="1cm" svg:y="11.7cm">
            <text:list text:style-name="L1">
              <text:list-item>
                <text:p text:style-name="P15"><text:span text:style-name="T3">integer</text:span></text:p>
              </text:list-item>
              <text:list-item>
                <text:p text:style-name="P15"><text:span text:style-name="T4">string</text:span></text:p>
              </text:list-item>
              <text:list-item>
                <text:p text:style-name="P15"><text:span text:style-name="T4">Foreign key : *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6.5cm" svg:height="1.198cm" svg:x="1cm" svg:y="10.5cm">
            <text:p text:style-name="P1"><text:span text:style-name="T1">LÉGEN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8:29:05.273183788</meta:creation-date>
    <meta:editing-duration>PT6H53M26S</meta:editing-duration>
    <meta:editing-cycles>43</meta:editing-cycles>
    <meta:generator>LibreOffice/24.2.7.2$Linux_X86_64 LibreOffice_project/420$Build-2</meta:generator>
    <dc:date>2025-01-20T15:58:50.685504798</dc:date>
    <meta:document-statistic meta:object-count="52"/>
  </office:meta>
</office:document-meta>
</file>